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 style:list-style-name="WWNum1">
      <style:paragraph-properties fo:text-align="center" style:justify-single-word="false"/>
    </style:style>
    <style:style style:name="P3" style:family="paragraph" style:parent-style-name="List_20_Paragraph" style:list-style-name="WWNum3">
      <style:paragraph-properties fo:margin-left="0.25cm" fo:margin-right="-0.563cm" fo:line-height="150%" fo:text-indent="-0.501cm" style:auto-text-indent="false"/>
    </style:style>
    <style:style style:name="P4" style:family="paragraph" style:parent-style-name="List_20_Paragraph" style:list-style-name="WWNum2">
      <style:paragraph-properties fo:margin-left="0.25cm" fo:margin-right="-0.563cm" fo:line-height="150%" fo:text-indent="-0.501cm" style:auto-text-indent="false"/>
    </style:style>
    <style:style style:name="P5" style:family="paragraph" style:parent-style-name="Normal_20__28_Web_29_">
      <loext:graphic-properties draw:fill="solid" draw:fill-color="#ffffff"/>
      <style:paragraph-properties fo:margin-left="0cm" fo:margin-right="0cm" fo:margin-top="0cm" fo:margin-bottom="0.741cm" loext:contextual-spacing="false" fo:text-align="justify" style:justify-single-word="false" fo:text-indent="1cm" style:auto-text-indent="false" fo:background-color="#ffffff"/>
    </style:style>
    <style:style style:name="P6" style:family="paragraph" style:parent-style-name="Normal_20__28_Web_29_">
      <loext:graphic-properties draw:fill="solid" draw:fill-color="#ffffff"/>
      <style:paragraph-properties fo:margin-left="0cm" fo:margin-right="0cm" fo:margin-top="0cm" fo:margin-bottom="0.741cm" loext:contextual-spacing="false" fo:text-align="justify" style:justify-single-word="false" fo:text-indent="1cm" style:auto-text-indent="false" fo:background-color="#ffffff"/>
      <style:text-properties officeooo:paragraph-rsid="0012af32"/>
    </style:style>
    <style:style style:name="P7" style:family="paragraph" style:parent-style-name="Standard">
      <style:paragraph-properties fo:line-height="100%"/>
      <style:text-properties fo:font-size="13pt" fo:language="fr" fo:country="FR" style:font-size-asian="13pt" style:font-size-complex="13pt" style:font-style-complex="italic"/>
    </style:style>
    <style:style style:name="P8" style:family="paragraph" style:parent-style-name="Standard">
      <style:paragraph-properties fo:text-align="end" style:justify-single-word="false"/>
      <style:text-properties officeooo:paragraph-rsid="0012af32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fo:font-weight="bold" style:letter-kerning="true" style:font-name-asian="Helvetica Neue" style:font-size-asian="13pt" style:language-asian="es" style:country-asian="ES" style:font-weight-asian="bold" style:font-name-complex="Calibri1" style:font-size-complex="13pt" style:font-weight-complex="bold" loext:padding="0cm" loext:border="none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fo:font-weight="bold" style:letter-kerning="true" style:font-name-asian="Times New Roman1" style:font-size-asian="13pt" style:language-asian="es" style:country-asian="ES" style:font-weight-asian="bold" style:font-name-complex="Calibri1" style:font-size-complex="13pt" style:font-weight-complex="bold" loext:padding="0cm" loext:border="none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style:letter-kerning="true" style:font-name-asian="Times New Roman1" style:font-size-asian="13pt" style:language-asian="es" style:country-asian="ES" style:font-name-complex="Calibri1" style:font-size-complex="13pt" loext:padding="0cm" loext:border="none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cm" style:auto-text-indent="false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cm" style:auto-text-indent="false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style:letter-kerning="true" style:font-name-asian="Times New Roman1" style:font-size-asian="13pt" style:language-asian="es" style:country-asian="ES" style:font-name-complex="Calibri1" style:font-size-complex="13pt" loext:padding="0cm" loext:border="none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1cm" style:auto-text-indent="false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fo:color="#000000" fo:font-size="13pt" fo:language="fr" fo:country="FR" style:font-size-asian="13pt" style:font-name-complex="Calibri1" style:font-size-complex="13pt"/>
    </style:style>
    <style:style style:name="P18" style:family="paragraph" style:parent-style-name="Standard">
      <style:paragraph-properties fo:margin-left="-0.75cm" fo:margin-right="-1.501cm" fo:margin-top="0cm" fo:margin-bottom="0cm" loext:contextual-spacing="false" fo:line-height="0.6cm" fo:text-indent="0cm" style:auto-text-indent="false">
        <style:tab-stops>
          <style:tab-stop style:position="8.396cm"/>
        </style:tab-stops>
      </style:paragraph-properties>
    </style:style>
    <style:style style:name="P19" style:family="paragraph" style:parent-style-name="Standard">
      <style:paragraph-properties fo:margin-left="-0.751cm" fo:margin-right="-1.503cm" fo:line-height="0.6cm" fo:text-indent="0cm" style:auto-text-indent="false">
        <style:tab-stops>
          <style:tab-stop style:position="8.396cm"/>
        </style:tab-stops>
      </style:paragraph-properties>
    </style:style>
    <style:style style:name="P20" style:family="paragraph" style:parent-style-name="Standard">
      <style:paragraph-properties fo:margin-left="-0.751cm" fo:margin-right="-0.563cm" fo:margin-top="0cm" fo:margin-bottom="0cm" loext:contextual-spacing="false" fo:line-height="115%" fo:text-indent="0cm" style:auto-text-indent="false">
        <style:tab-stops>
          <style:tab-stop style:position="8.396cm"/>
        </style:tab-stops>
      </style:paragraph-properties>
    </style:style>
    <style:style style:name="P21" style:family="paragraph" style:parent-style-name="Standard">
      <style:paragraph-properties fo:margin-left="-0.751cm" fo:margin-right="-0.563cm" fo:line-height="0.6cm" fo:text-indent="0cm" style:auto-text-indent="false">
        <style:tab-stops>
          <style:tab-stop style:position="8.396cm"/>
        </style:tab-stops>
      </style:paragraph-properties>
    </style:style>
    <style:style style:name="P22" style:family="paragraph" style:parent-style-name="Standard">
      <style:paragraph-properties fo:margin-left="0cm" fo:margin-right="-0.563cm" fo:line-height="150%" fo:text-indent="0cm" style:auto-text-indent="false"/>
      <style:text-properties fo:font-size="3pt" fo:language="fr" fo:country="FR" style:font-size-asian="3pt" style:font-size-complex="3pt"/>
    </style:style>
    <style:style style:name="P23" style:family="paragraph" style:parent-style-name="Standard">
      <style:paragraph-properties fo:margin-left="-0.501cm" fo:margin-right="-0.563cm" fo:text-indent="0cm" style:auto-text-indent="false">
        <style:tab-stops>
          <style:tab-stop style:position="4.817cm"/>
        </style:tab-stops>
      </style:paragraph-properties>
      <style:text-properties fo:language="fr" fo:country="FR"/>
    </style:style>
    <style:style style:name="P24" style:family="paragraph" style:parent-style-name="Standard">
      <style:paragraph-properties fo:margin-left="-0.501cm" fo:margin-right="-0.563cm" fo:text-indent="0cm" style:auto-text-indent="false">
        <style:tab-stops>
          <style:tab-stop style:position="4.817cm"/>
        </style:tab-stops>
      </style:paragraph-properties>
      <style:text-properties fo:font-size="12pt" fo:language="fr" fo:country="FR" style:font-size-asian="12pt" style:font-size-complex="12pt"/>
    </style:style>
    <style:style style:name="P25" style:family="paragraph" style:parent-style-name="Standard">
      <style:paragraph-properties fo:margin-left="-0.501cm" fo:margin-right="-0.563cm" fo:margin-top="0cm" fo:margin-bottom="0.353cm" loext:contextual-spacing="false" fo:line-height="100%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Standard">
      <style:paragraph-properties fo:margin-left="-0.501cm" fo:margin-right="-0.563cm" fo:margin-top="0cm" fo:margin-bottom="0.353cm" loext:contextual-spacing="false" fo:line-height="100%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1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7" style:family="paragraph" style:parent-style-name="Standard" style:master-page-name="Standard">
      <style:paragraph-properties fo:line-height="100%" style:page-number="auto"/>
    </style:style>
    <style:style style:name="P28" style:family="paragraph">
      <loext:graphic-properties draw:fill="solid" draw:fill-color="#19b5fd"/>
      <style:paragraph-properties fo:text-align="start"/>
      <style:text-properties fo:font-size="18pt"/>
    </style:style>
    <style:style style:name="P29" style:family="paragraph">
      <loext:graphic-properties draw:fill="solid" draw:fill-color="#f1f1f1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f7f7f" fo:font-size="24pt" fo:language="fr" fo:country="FR" fo:font-weight="bold" style:font-size-asian="24pt" style:font-weight-asian="bold" style:font-size-complex="24pt" style:font-weight-complex="bold"/>
    </style:style>
    <style:style style:name="T2" style:family="text">
      <style:text-properties fo:font-size="13pt" fo:language="fr" fo:country="FR" fo:font-weight="bold" style:font-size-asian="13pt" style:font-weight-asian="bold" style:font-name-complex="Calibri1" style:font-size-complex="13pt" style:font-weight-complex="bold"/>
    </style:style>
    <style:style style:name="T3" style:family="text">
      <style:text-properties fo:font-size="13pt" fo:language="fr" fo:country="FR" style:font-size-asian="13pt" style:font-name-complex="Calibri1" style:font-size-complex="13pt"/>
    </style:style>
    <style:style style:name="T4" style:family="text">
      <style:text-properties fo:font-size="13pt" fo:language="fr" fo:country="FR" style:letter-kerning="true" style:font-name-asian="SimSun" style:font-size-asian="13pt" style:language-asian="hi" style:country-asian="IN" style:font-name-complex="Calibri1" style:font-size-complex="13pt" style:language-complex="hi" style:country-complex="IN"/>
    </style:style>
    <style:style style:name="T5" style:family="text">
      <style:text-properties fo:font-size="13pt" fo:language="fr" fo:country="FR" officeooo:rsid="0012af32" style:letter-kerning="true" style:font-name-asian="SimSun" style:font-size-asian="13pt" style:language-asian="hi" style:country-asian="IN" style:font-name-complex="Calibri1" style:font-size-complex="13pt" style:language-complex="hi" style:country-complex="IN"/>
    </style:style>
    <style:style style:name="T6" style:family="text">
      <style:text-properties fo:color="#0070c0" fo:font-size="13pt" fo:language="fr" fo:country="FR" style:font-size-asian="13pt" style:font-size-complex="13pt" style:font-style-complex="italic"/>
    </style:style>
    <style:style style:name="T7" style:family="text">
      <style:text-properties fo:color="#0070c0" fo:font-size="13pt" fo:language="fr" fo:country="FR" style:font-size-asian="13pt" style:font-name-complex="Calibri1" style:font-size-complex="13pt"/>
    </style:style>
    <style:style style:name="T8" style:family="text">
      <style:text-properties fo:color="#0070c0" fo:font-size="13pt" fo:language="fr" fo:country="FR" officeooo:rsid="0012af32" style:font-size-asian="13pt" style:font-name-complex="Calibri1" style:font-size-complex="13pt"/>
    </style:style>
    <style:style style:name="T9" style:family="text">
      <style:text-properties fo:color="#0070c0" fo:font-size="13pt" fo:language="fr" fo:country="FR" officeooo:rsid="0012af32" style:letter-kerning="true" style:font-name-asian="SimSun" style:font-size-asian="13pt" style:language-asian="hi" style:country-asian="IN" style:font-name-complex="Calibri1" style:font-size-complex="13pt" style:language-complex="hi" style:country-complex="IN" style:font-style-complex="italic"/>
    </style:style>
    <style:style style:name="T10" style:family="text">
      <style:text-properties fo:color="#0070c0" style:font-name="Calibri" fo:font-size="13pt" fo:language="fr" fo:country="FR" style:font-size-asian="13pt" style:font-name-complex="Calibri1" style:font-size-complex="13pt"/>
    </style:style>
    <style:style style:name="T11" style:family="text">
      <style:text-properties fo:color="#0070c0" style:font-name="Calibri" fo:font-size="13pt" fo:language="fr" fo:country="FR" officeooo:rsid="0012af32" style:font-size-asian="13pt" style:font-name-complex="Calibri1" style:font-size-complex="13pt"/>
    </style:style>
    <style:style style:name="T12" style:family="text">
      <style:text-properties fo:color="#0070c0" style:font-name="Calibri" fo:font-size="14pt" fo:language="fr" fo:country="FR" style:text-underline-style="none" style:font-name-asian="Calibri1" style:font-size-asian="14pt" style:font-name-complex="Arial" style:font-size-complex="14pt"/>
    </style:style>
    <style:style style:name="T13" style:family="text">
      <style:text-properties fo:color="#0070c0" style:font-name="Calibri" fo:font-size="14pt" fo:language="fr" fo:country="FR" fo:font-weight="bold" style:font-name-asian="Calibri1" style:font-size-asian="14pt" style:font-weight-asian="bold" style:font-name-complex="Arial" style:font-size-complex="14pt" style:font-weight-complex="bold"/>
    </style:style>
    <style:style style:name="T14" style:family="text">
      <style:text-properties fo:color="#0070c0" fo:font-size="14pt" fo:language="fr" fo:country="FR" fo:font-weight="bold" style:font-size-asian="14pt" style:font-weight-asian="bold" style:font-size-complex="14pt" style:font-weight-complex="bold"/>
    </style:style>
    <style:style style:name="T15" style:family="text">
      <style:text-properties fo:color="#0070c0" fo:font-size="14pt" fo:language="fr" fo:country="FR" style:font-size-asian="14pt" style:font-size-complex="14pt"/>
    </style:style>
    <style:style style:name="T16" style:family="text">
      <style:text-properties fo:color="#5b9bd5" fo:font-size="13pt" fo:language="fr" fo:country="FR" style:font-size-asian="13pt" style:font-size-complex="13pt" style:font-style-complex="italic"/>
    </style:style>
    <style:style style:name="T17" style:family="text">
      <style:text-properties fo:color="#000000" fo:font-size="13pt" fo:language="fr" fo:country="FR" style:text-underline-style="none" fo:font-weight="bold" style:letter-kerning="true" style:font-name-asian="Helvetica Neue" style:font-size-asian="13pt" style:language-asian="es" style:country-asian="ES" style:font-weight-asian="bold" style:font-name-complex="Calibri1" style:font-size-complex="13pt" style:font-weight-complex="bold" loext:padding="0cm" loext:border="none"/>
    </style:style>
    <style:style style:name="T18" style:family="text">
      <style:text-properties fo:color="#000000" fo:font-size="13pt" fo:language="fr" fo:country="FR" style:text-underline-style="none" fo:font-weight="bold" officeooo:rsid="0011e6e0" style:letter-kerning="true" style:font-name-asian="Helvetica Neue" style:font-size-asian="13pt" style:language-asian="es" style:country-asian="ES" style:font-weight-asian="bold" style:font-name-complex="Calibri1" style:font-size-complex="13pt" style:font-weight-complex="bold" loext:padding="0cm" loext:border="none"/>
    </style:style>
    <style:style style:name="T19" style:family="text">
      <style:text-properties fo:color="#000000" fo:font-size="13pt" fo:language="fr" fo:country="FR" style:text-underline-style="none" style:letter-kerning="true" style:font-name-asian="Helvetica Neue" style:font-size-asian="13pt" style:language-asian="es" style:country-asian="ES" style:font-name-complex="Calibri1" style:font-size-complex="13pt" loext:padding="0cm" loext:border="none"/>
    </style:style>
    <style:style style:name="T20" style:family="text">
      <style:text-properties fo:color="#000000" fo:font-size="13pt" fo:language="fr" fo:country="FR" style:text-underline-style="none" style:letter-kerning="true" style:font-name-asian="Times New Roman1" style:font-size-asian="13pt" style:language-asian="es" style:country-asian="ES" style:font-name-complex="Calibri1" style:font-size-complex="13pt" loext:padding="0cm" loext:border="none"/>
    </style:style>
    <style:style style:name="T21" style:family="text">
      <style:text-properties fo:color="#000000" fo:font-size="13pt" fo:language="fr" fo:country="FR" style:font-size-asian="13pt" style:font-name-complex="Calibri1" style:font-size-complex="13pt"/>
    </style:style>
    <style:style style:name="T22" style:family="text">
      <style:text-properties fo:color="#333333" style:font-name="Calibri" fo:font-size="13pt" fo:language="fr" fo:country="FR" style:font-size-asian="13pt" style:font-name-complex="Calibri1" style:font-size-complex="13pt"/>
    </style:style>
    <style:style style:name="T23" style:family="text">
      <style:text-properties fo:color="#333333" style:font-name="Calibri" fo:font-size="13pt" fo:language="fr" fo:country="FR" officeooo:rsid="0011e6e0" style:font-size-asian="13pt" style:font-name-complex="Calibri1" style:font-size-complex="13pt"/>
    </style:style>
    <style:style style:name="T24" style:family="text">
      <style:text-properties fo:color="#333333" style:font-name="Calibri" fo:font-size="13pt" fo:language="fr" fo:country="FR" officeooo:rsid="0012af32" style:font-size-asian="13pt" style:font-name-complex="Calibri1" style:font-size-complex="13pt"/>
    </style:style>
    <style:style style:name="T25" style:family="text">
      <style:text-properties fo:color="#333333" style:font-name="Calibri" fo:font-size="13pt" fo:language="fr" fo:country="FR" style:text-underline-style="none" officeooo:rsid="0011e6e0" style:font-size-asian="13pt" style:font-name-complex="Calibri1" style:font-size-complex="13pt"/>
    </style:style>
    <style:style style:name="T26" style:family="text">
      <style:text-properties fo:color="#333333" style:font-name="Calibri" fo:font-size="13pt" fo:language="fr" fo:country="FR" style:text-underline-style="none" style:font-size-asian="13pt" style:font-name-complex="Calibri1" style:font-size-complex="13pt"/>
    </style:style>
    <style:style style:name="T27" style:family="text">
      <style:text-properties fo:color="#999999"/>
    </style:style>
    <style:style style:name="T28" style:family="text">
      <style:text-properties fo:font-size="14pt" fo:language="fr" fo:country="FR" style:font-size-asian="14pt" style:font-size-complex="14pt"/>
    </style:style>
    <style:style style:name="T2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30" style:family="text">
      <style:text-properties style:font-name="Wingdings" fo:font-size="14pt" fo:language="fr" fo:country="FR" fo:font-weight="bold" style:font-name-asian="Wingdings1" style:font-size-asian="14pt" style:font-weight-asian="bold" style:font-name-complex="Wingdings1" style:font-size-complex="14pt" style:font-weight-complex="bold"/>
    </style:style>
    <style:style style:name="T31" style:family="text">
      <style:text-properties fo:font-size="10pt" fo:language="fr" fo:country="FR" style:font-size-asian="10pt" style:font-size-complex="10pt"/>
    </style:style>
    <style:style style:name="T32" style:family="text">
      <style:text-properties fo:font-size="16pt" fo:language="fr" fo:country="FR" style:font-size-asian="16pt" style:font-size-complex="16pt"/>
    </style:style>
    <style:style style:name="T33" style:family="text">
      <style:text-properties fo:color="#212121" fo:font-size="9pt" fo:language="fr" fo:country="FR" fo:font-weight="bold" style:font-size-asian="9pt" style:rfc-language-tag-asian="es-ES-u-co-trad" style:language-asian="es" style:country-asian="ES" style:font-weight-asian="bold" style:font-name-complex="Courier New" style:font-size-complex="9pt"/>
    </style:style>
    <style:style style:name="T34" style:family="text">
      <style:text-properties fo:color="#212121" fo:font-size="9pt" fo:language="fr" fo:country="FR" style:font-size-asian="9pt" style:rfc-language-tag-asian="es-ES-u-co-trad" style:language-asian="es" style:country-asian="ES" style:font-name-complex="Courier New" style:font-size-complex="9pt" style:font-weight-complex="bold"/>
    </style:style>
    <style:style style:name="T35" style:family="text">
      <style:text-properties fo:color="#212121" fo:font-size="9pt" fo:language="fr" fo:country="FR" style:font-size-asian="9pt" style:rfc-language-tag-asian="es-ES-u-co-trad" style:language-asian="es" style:country-asian="ES" style:font-name-complex="Courier New" style:font-size-complex="9pt"/>
    </style:style>
    <style:style style:name="T36" style:family="text">
      <style:text-properties fo:font-size="9pt" fo:language="fr" fo:country="FR" style:font-size-asian="9pt" style:font-size-complex="9pt" style:font-weight-complex="bold"/>
    </style:style>
    <style:style style:name="T37" style:family="text">
      <style:text-properties fo:font-size="9pt" fo:language="fr" fo:country="FR" style:font-size-asian="9pt" style:rfc-language-tag-asian="es-ES-u-co-trad" style:language-asian="es" style:country-asian="ES" style:font-name-complex="Courier New" style:font-size-complex="9pt"/>
    </style:style>
    <style:style style:name="T38" style:family="text">
      <style:text-properties fo:color="#ffffff" fo:font-size="12pt" fo:font-weight="bold" style:font-size-asian="12pt" style:font-weight-asian="bold" style:font-name-complex="Calibri1" style:font-size-complex="12pt" style:font-weight-complex="bold"/>
    </style:style>
    <style:style style:name="T39" style:family="text">
      <style:text-properties fo:color="#ffffff" fo:font-size="24pt" fo:font-weight="bold" style:font-size-asian="24pt" style:font-weight-asian="bold" style:font-name-complex="Calibri1" style:font-size-complex="24pt" style:font-weight-complex="bold"/>
    </style:style>
    <style:style style:name="gr1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2.932cm" fo:min-width="16.68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4.175cm" fo:min-width="16.06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39cm" fo:min-width="19.96cm" fo:padding-top="0.127cm" fo:padding-bottom="0.127cm" fo:padding-left="0.254cm" fo:padding-right="0.254cm" fo:wrap-option="wrap" fo:margin-left="0cm" fo:margin-right="0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draw:textarea-vertical-align="top" draw:auto-grow-height="false" fo:min-height="1.071cm" fo:min-width="3.73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2.566cm" fo:min-width="18.292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0.542cm" fo:min-width="17.477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">Pierre Lefebvre</text:span><text:span text:style-name="T3"><text:line-break/>24 rue du Cerf<text:line-break/>45000 Orléans<text:line-break/>06 06 06 06 06<text:line-break/>pierre.lefebvre@gnail.com</text:span></text:p>
      <text:p text:style-name="P7"/>
      <text:p text:style-name="P9"><text:span text:style-name="T5">Chez Noé</text:span><text:span text:style-name="T4">, le </text:span><text:span text:style-name="T5">22/10/2021</text:span></text:p>
      <text:p text:style-name="P10"/>
      <text:p text:style-name="P10"/>
      <text:p text:style-name="P13"><text:span text:style-name="T17">Objet : Candidature au poste de </text:span><text:span text:style-name="T18">Président de la république</text:span></text:p>
      <text:p text:style-name="P11"/>
      <text:p text:style-name="P12"/>
      <text:p text:style-name="P14"><text:span text:style-name="T19">Madame, Monsieur,</text:span></text:p>
      <text:p text:style-name="P15"/>
      <text:p text:style-name="P5"><text:span text:style-name="T22">Par le biais de la présente et du CV ci-joint, je souhaite vous soumettre mon profil et vous exprimer toute ma motivation pour exercer les fonctions d</text:span><text:span text:style-name="T23">e la république française</text:span><text:span text:style-name="T22"> au sein de</text:span><text:span text:style-name="T26"> </text:span><text:span text:style-name="T25">l’Élysée.</text:span></text:p>
      <text:p text:style-name="P6"><text:span text:style-name="T22">Lors de mes dernières expériences professionnelles, j’ai travaillé pour différentes entreprises du secteur </text:span><text:span text:style-name="T23">au sein de différent gouvernements </text:span><text:span text:style-name="T24">comme le Niger, le Mozambique ou encore la République démocratique du Congo</text:span><text:span text:style-name="T22">, où j’ai pu acquérir et développer de solides connaissances en <text:s text:c="2"/></text:span><text:span text:style-name="T24">gestion de fonds ainsi que gestion de crises</text:span><text:span text:style-name="T22"> entre autres, que j’aimerais partager avec vous et continuer à approfondir au sein d’une équipe dynamique et stimulante </text:span><text:span text:style-name="T24">que sera mon futur parlement</text:span><text:span text:style-name="T22">. </text:span></text:p>
      <text:p text:style-name="P5"><text:span text:style-name="T22">Au cours de ma dernière expérience professionnelle </text:span><text:span text:style-name="T24">au Niger</text:span><text:span text:style-name="T22">, j’ai également eu l’occasion de contribuer au développement de différents projets, raison pour laquelle le fait de continuer à travailler au lancement de nouvelles idées et d’apprendre aux côtés d’un </text:span><text:span text:style-name="T24">nouveau pays </text:span><text:span text:style-name="T22"><text:s/>me motive énormément. </text:span></text:p>
      <text:p text:style-name="P5"><text:span text:style-name="T22">Je serai ravi(e) de vous rencontrer à l’avenir pour pouvoir parler de votre entreprise et de la mission proposée. </text:span></text:p>
      <text:p text:style-name="P16"><text:span text:style-name="T21">En vous remerciant pour le temps que vous aurez bien voulu accorder à ma lettre, je vous prie de bien vouloir agréer, madame, monsieur, mes plus cordiales salutations.</text:span></text:p>
      <text:p text:style-name="P17"><draw:custom-shape text:anchor-type="paragraph" draw:z-index="3" draw:name="Zone de texte 2" draw:style-name="gr3" draw:text-style-name="P30" svg:width="20.467cm" svg:height="0.692cm" svg:x="-1.669cm" svg:y="4.068cm"><text:p text:style-name="P1"><text:span text:style-name="T27">www.modeles-de-cv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Cuadro de texto 2" draw:style-name="gr4" draw:text-style-name="P30" svg:width="4.243cm" svg:height="1.324cm" svg:x="11.987cm" svg:y="1.589cm"><text:p text:style-name="P1"><text:span text:style-name="T3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text:span text:style-name="T8">DEZZAZ Yan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fo:language="es" fo:country="CO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es-419" fo:language="e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es-419" fo:language="e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rfc-language-tag-asian="es-ES-u-co-trad" style:language-asian="es" style:country-asian="ES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>
      <style:text-properties style:rfc-language-tag="es-419" fo:language="es"/>
    </style:style>
    <style:style style:name="Pied_20_de_20_page_20_Car" style:display-name="Pied de page Car" style:family="text">
      <style:text-properties style:rfc-language-tag="es-419" fo:language="e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use-window-font-color="tru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1f1f1"/>
      <style:paragraph-properties fo:text-align="start"/>
      <style:text-properties fo:font-size="18pt"/>
    </style:style>
    <style:style style:name="MP2" style:family="paragraph">
      <loext:graphic-properties draw:fill="solid" draw:fill-color="#19b5fd"/>
      <style:paragraph-properties fo:text-align="start"/>
      <style:text-properties fo:font-size="18pt"/>
    </style:style>
    <style:style style:name="Mgr1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4.175cm" fo:min-width="16.06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2.566cm" fo:min-width="18.292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2.932cm" fo:min-width="16.68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0.542cm" fo:min-width="17.477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<draw:custom-shape text:anchor-type="paragraph" draw:z-index="4" draw:name="Rectángulo 8" draw:style-name="Mgr1" draw:text-style-name="MP1" svg:width="16.569cm" svg:height="4.425cm" draw:transform="rotate (0.394968009726317) translate (10.6732916666667cm 3.72356944444444cm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ángulo 2" draw:style-name="Mgr2" draw:text-style-name="MP1" svg:width="18.791cm" svg:height="2.816cm" draw:transform="rotate (0.394968009726317) translate (6.75393055555556cm 1.92969444444444cm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ángulo 3" draw:style-name="Mgr3" draw:text-style-name="MP2" svg:width="17.188cm" svg:height="3.181cm" draw:transform="skewX (-6.81081832248412E-017) rotate (-0.367391807544807) translate (-9.271cm -3.06563888888889cm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ángulo 1" draw:style-name="Mgr4" draw:text-style-name="MP2" svg:width="17.977cm" svg:height="0.791cm" draw:transform="rotate (-0.367915406320404) translate (-9.70138888888889cm -4.41148611111111cm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ZURIUS</meta:initial-creator>
    <meta:editing-cycles>8</meta:editing-cycles>
    <meta:print-date>2020-01-20T09:01:00</meta:print-date>
    <meta:creation-date>2020-05-04T19:18:00</meta:creation-date>
    <dc:date>2021-10-22T10:19:00.225579944</dc:date>
    <meta:editing-duration>PT11M4S</meta:editing-duration>
    <meta:generator>LibreOffice/6.4.7.2$Linux_X86_64 LibreOffice_project/40$Build-2</meta:generator>
    <meta:document-statistic meta:table-count="0" meta:image-count="0" meta:object-count="0" meta:page-count="1" meta:paragraph-count="11" meta:word-count="229" meta:character-count="1468" meta:non-whitespace-character-count="12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